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732cm" fo:min-width="0.482cm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cf3834" draw:textarea-horizontal-align="justify" draw:textarea-vertical-align="middle" draw:auto-grow-height="false" fo:min-height="0.732cm" fo:min-width="0.482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d4711a" draw:textarea-horizontal-align="justify" draw:textarea-vertical-align="middle" draw:auto-grow-height="false" fo:min-height="0.732cm" fo:min-width="0.482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e3d200" draw:textarea-horizontal-align="justify" draw:textarea-vertical-align="middle" draw:auto-grow-height="false" fo:min-height="0.732cm" fo:min-width="0.482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62a73b" draw:textarea-horizontal-align="justify" draw:textarea-vertical-align="middle" draw:auto-grow-height="false" fo:min-height="0.732cm" fo:min-width="0.482cm" fo:padding-top="0.134cm" fo:padding-bottom="0.134cm" fo:padding-left="0.259cm" fo:padding-right="0.259cm"/>
    </style:style>
    <style:style style:name="gr6" style:family="graphic" style:parent-style-name="objectwithoutfill">
      <style:graphic-properties svg:stroke-width="0.106cm" draw:marker-start-width="0.358cm" draw:marker-end="Rounded_20_short_20_Arrow" draw:marker-end-width="0.458cm" draw:fill="none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06cm" draw:marker-start="Rounded_20_short_20_Arrow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cf3834"/>
      <style:paragraph-properties fo:text-align="center"/>
    </style:style>
    <style:style style:name="P3" style:family="paragraph">
      <loext:graphic-properties draw:fill-color="#d4711a"/>
      <style:paragraph-properties fo:text-align="center"/>
    </style:style>
    <style:style style:name="P4" style:family="paragraph">
      <loext:graphic-properties draw:fill-color="#e3d200"/>
      <style:paragraph-properties fo:text-align="center"/>
    </style:style>
    <style:style style:name="P5" style:family="paragraph">
      <loext:graphic-properties draw:fill-color="#62a73b"/>
      <style:paragraph-properties fo:text-align="center"/>
    </style:style>
    <style:style style:name="P6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4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3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4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3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4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6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7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8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3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4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6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7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8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3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4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5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6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7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8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3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4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5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6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7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8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2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0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1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0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0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9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0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1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9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0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1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9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0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1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9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0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1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cm" svg:height="1cm" svg:x="12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0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1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3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4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0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1cm" svg:x="3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1cm" svg:x="4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1cm" svg:x="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1cm" svg:x="6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1cm" svg:x="7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1cm" svg:x="8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1cm" svg:x="9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1cm" svg:x="10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1cm" svg:x="11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cm" svg:height="1cm" svg:x="12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cm" svg:height="1cm" svg:x="2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3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4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6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7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8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9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0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1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3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4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cm" svg:y="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3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4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3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4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5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6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7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8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0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1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0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cm" svg:y="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0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9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1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3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4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0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6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7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8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9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20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21cm" svg:y="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6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7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8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9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2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21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cm" svg:y="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6cm" svg:y="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7cm" svg:y="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8cm" svg:y="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9cm" svg:y="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20cm" svg:y="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21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22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23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24cm" svg:y="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5cm" svg:y="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22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23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24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5cm" svg:y="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22cm" svg:y="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23cm" svg:y="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24cm" svg:y="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5cm" svg:y="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6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7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8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9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20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21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22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23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24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5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6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7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8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9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20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21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22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23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24cm" svg:y="2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5cm" svg:y="2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7.999cm" svg:y="20.9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28.999cm" svg:y="20.9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29.999cm" svg:y="20.9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30.999cm" svg:y="20.9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31.999cm" svg:y="20.9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32.999cm" svg:y="20.9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33.999cm" svg:y="20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7.999cm" svg:y="21.9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28.999cm" svg:y="21.9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29.999cm" svg:y="21.9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30.999cm" svg:y="21.9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31.999cm" svg:y="21.9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32.999cm" svg:y="21.9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33.999cm" svg:y="21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27.999cm" svg:y="23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8.999cm" svg:y="23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9.999cm" svg:y="23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0.999cm" svg:y="23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1.999cm" svg:y="23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2.999cm" svg:y="23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3.999cm" svg:y="23.9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34.999cm" svg:y="20.9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35.999cm" svg:y="20.9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36.999cm" svg:y="20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7.999cm" svg:y="20.9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34.999cm" svg:y="21.9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35.999cm" svg:y="21.9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36.999cm" svg:y="21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cm" svg:height="1cm" svg:x="37.999cm" svg:y="21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4.999cm" svg:y="23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5.999cm" svg:y="23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6.999cm" svg:y="23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7.999cm" svg:y="23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7.999cm" svg:y="22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1cm" svg:x="28.999cm" svg:y="22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1cm" svg:x="29.999cm" svg:y="22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1cm" svg:x="30.999cm" svg:y="22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1cm" svg:x="31.999cm" svg:y="22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1cm" svg:x="32.999cm" svg:y="22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1cm" svg:x="33.999cm" svg:y="22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1cm" svg:x="34.999cm" svg:y="22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1cm" svg:x="35.999cm" svg:y="22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cm" svg:height="1cm" svg:x="36.999cm" svg:y="22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cm" svg:height="1cm" svg:x="37.999cm" svg:y="22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cm" svg:height="1cm" svg:x="27.999cm" svg:y="19.9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28.999cm" svg:y="19.9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29.999cm" svg:y="19.9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30.999cm" svg:y="19.9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31.999cm" svg:y="19.9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32.999cm" svg:y="19.9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33.999cm" svg:y="19.9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34.999cm" svg:y="19.9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35.999cm" svg:y="19.9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36.999cm" svg:y="19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7.999cm" svg:y="19.999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5cm" svg:y1="18.499cm" svg:x2="13cm" svg:y2="18.499cm">
          <text:p/>
        </draw:line>
        <draw:line draw:style-name="gr7" draw:text-style-name="P6" draw:layer="layout" svg:x1="14.999cm" svg:y1="17.499cm" svg:x2="12.999cm" svg:y2="17.499cm">
          <text:p/>
        </draw:line>
        <draw:line draw:style-name="gr6" draw:text-style-name="P6" draw:layer="layout" svg:x1="27.999cm" svg:y1="21.499cm" svg:x2="25.999cm" svg:y2="21.499cm">
          <text:p/>
        </draw:line>
        <draw:line draw:style-name="gr7" draw:text-style-name="P6" draw:layer="layout" svg:x1="27.999cm" svg:y1="20.499cm" svg:x2="25.999cm" svg:y2="20.4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F_20_Zero_20_Many" draw:display-name="CF Zero Many" svg:viewBox="-1500 -4500 3000 6001" svg:d="M-1500 0c0-276 63-511 201-749 138-240 310-411 549-550 239-138 474-201 750-201s511 63 750 201c239 139 411 310 549 549 138 240 201 474 201 750 0 277-63 511-201 750-138 240-310 411-549 550-239 138-474 201-750 201s-511-63-750-201c-239-139-411-310-549-549s-201-474-201-750zM-1350 0c0-248 57-459 181-674 124-216 279-370 494-495 215-124 426-181 675-181s460 57 675 181c215 125 370 279 494 494 124 216 181 427 181 675 0 249-57 460-181 675-124 216-279 370-494 495-215 124-426 181-675 181s-460-57-675-181c-215-125-370-279-494-494-124-216-181-427-181-675zM0-1500l1500-2789v-211h-114l-1286 2392v-2392h-200v2392l-1286-2392h-114v211z"/>
    <draw:marker draw:name="Reversed_20_Arrow" draw:display-name="Reversed Arrow" svg:viewBox="0 0 20 30" svg:d="M10 30l-10-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-0.001cm" fo:margin-bottom="-0.001cm" fo:margin-left="-0.001cm" fo:margin-right="-0.00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7T16:36:17.508345788</meta:creation-date>
    <dc:date>2018-01-08T13:19:09.781516558</dc:date>
    <meta:editing-duration>PT12H17M58S</meta:editing-duration>
    <meta:editing-cycles>1</meta:editing-cycles>
    <meta:document-statistic meta:object-count="290"/>
    <meta:generator>LibreOffice/5.4.2.2$Linux_X86_64 LibreOffice_project/40m0$Build-2</meta:generator>
  </office:meta>
</office:document-meta>
</file>